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color="#70AD47"/>
    </style:style>
    <style:style style:name="P3" style:parent-style-name="Standard" style:family="paragraph">
      <style:text-properties fo:color="#70AD47"/>
    </style:style>
  </office:automatic-styles>
  <office:body>
    <office:text text:use-soft-page-breaks="true">
      <text:p text:style-name="P1">10 min präsi</text:p>
      <text:p text:style-name="Standard">20 min folien</text:p>
      <text:p text:style-name="Standard">15 min diskussion</text:p>
      <text:p text:style-name="Standard">15 min erfrischung</text:p>
      <text:p text:style-name="Standard"/>
      <text:p text:style-name="Standard">vorschläge:</text:p>
      <text:p text:style-name="Standard">related work (einleitung)</text:p>
      <text:p text:style-name="Standard">evaluation (mit aussagekräftigen Graphen)</text:p>
      <text:p text:style-name="Standard">uppaal mit zu modellierung</text:p>
      <text:p text:style-name="Standard">Warum ist mein Problem überhaupt ein Problem, warum gibt es das<text:s/>noch nicht?</text:p>
      <text:p text:style-name="Standard">Was sind die Probleme bei meinem System?</text:p>
      <text:p text:style-name="Standard">Wie habe ich gearbeitet (bei Vorstellung des Systems/Präsi), lessons learned, evaluation</text:p>
      <text:p text:style-name="Standard"/>
      <text:p text:style-name="Standard">Koordinator erfährt auslastung von workern und spawnt ggf neue</text:p>
      <text:p text:style-name="Standard"/>
      <text:p text:style-name="Standard"/>
      <text:p text:style-name="Standard">Nur Rundrouten, die schmackhaft gemacht werden über zb Credits</text:p>
      <text:p text:style-name="Standard">Alle Komponenten sollten möglichst autonom sein, dadurch wird das system robust</text:p>
      <text:p text:style-name="Standard">Bis zum 6. kann ich das Inhaltsverzeichnis für Feedback einreichen</text:p>
      <text:p text:style-name="Standard"/>
      <text:p text:style-name="Standard"/>
      <text:p text:style-name="Standard">Koordinator mit 1, 5, 100, 5000 taxis / passagieren durchspielen. Was für Anforderungen habe ich an meine Serverstruktur?</text:p>
      <text:p text:style-name="Standard">Architektur überlegen (UML)</text:p>
      <text:p text:style-name="Standard">Evtl Grundstruktur umsetzen</text:p>
      <text:p text:style-name="Standard"/>
      <text:p text:style-name="Standard"/>
      <text:p text:style-name="Titel">Protokoll 26.11.</text:p>
      <text:p text:style-name="Standard"/>
      <text:p text:style-name="Standard">Exactly once nicht unbedingt nötig? Traffic einsparen</text:p>
      <text:p text:style-name="P2">4. Auf Skalierung beziehen</text:p>
      <text:p text:style-name="P3">„Viele“ in Anforderungen umformulieren austauschen</text:p>
      <text:p text:style-name="Standard">Wie autonom können Taxis wirklich sein (default route mit Abweichungen?)</text:p>
      <text:p text:style-name="Standard">Delegator-Kommunikation mit Taxis: Empfehlungen, Aufträge oder Angebote?</text:p>
      <text:p text:style-name="Standard">Ausbauszenarien: Delegator, Taxis die auch ohne ClientCoordinator fahren?</text:p>
      <text:p text:style-name="Standard">Big Picture: Wo ist die Datenbank, wie kriege ich eine horizontale Skalierung hin (v.a. mehrere ClientCoordinators, unterschiedliche Regionen)</text:p>
      <text:p text:style-name="Standard">Coordinator von Discovery trennen? Erlaubt Auswahl des ClientHandlers anhand von Position.</text:p>
      <text:p text:style-name="Standard">Kardinalitäten eintragen</text:p>
      <text:p text:style-name="Standard">Dataflow Chart zwischen Komponenten (zu späterem Zeitpunkt)</text:p>
      <text:p text:style-name="Standard">Kommunikation Coordinator-&gt;Delegator komprimiert sinnvoll? (förderlich für Privatsphäre)</text:p>
      <text:p text:style-name="Standard"/>
      <text:p text:style-name="Standard"/>
      <text:p text:style-name="Standard">Modellierung Uppaal vor Praktikumstermin 2</text:p>
      <text:p text:style-name="Standard">Der Server, der die Kommunikation zwischen Passagieren und Taxis regelt wurde anfänglich in einem Prozess modelliert. Während der Simulation fiel auf, dass dies sehr kontraproduktiv für die Geschwindigkeit des Systems ist und dass es parallelisierbar ist. Folglich wurde der Server in einen Taxi-Thread und einen Registrierungs-Thread aufgeteilt.</text:p>
      <text:p text:style-name="Standard"/>
      <text:p text:style-name="Standard"/>
      <text:p text:style-name="Standard">Modellierung Uppaal nach Praktikumstermin 2</text:p>
      <text:p text:style-name="Standard">Um das Modell in einem größeren Maßstab von Parallelität zu verifizieren wurde der Passagier so erweitert, dass er, wenn gewünscht, sich zufällige Startpositionen und Ziele aussucht und eine zufällige Zeit wartet, bis er sich überhaupt registriert. Damit wird ein möglichst realitätsnahes Szenario erzeugt</text:p>
      <text:p text:style-name="Standard"/>
      <text:p text:style-name="Standard">04.11.</text:p>
      <text:p text:style-name="Standard">Es wurde ein Problem festgestellt: Wenn bei einer hohen Anzahl an Passagieren randomisierte Ziele und Startzeiten ausgewählt werden, dann wächst der State Space so doll, dass bestimmte Verifikationen nicht in absehbarer Zeit terminieren. Es wurde das Modell angepasst, um garantierte Terminierung im Minutenbereich zu garantieren indem die Werte für Passagiere vorab in einem selbstgeschriebenen auf JAVA basierendem Generator generiert werden.</text:p>
      <text:p text:style-name="Standard">Nach einigem testen wurde folgende Anzahl gewählt: 12 Passagiere und 1 Taxi.</text:p>
      <text:p text:style-name="Standard">Werden weitere Passagiere oder Taxis hinzugefügt, so wächst die Verifikationszeit ins Unermessliche. Für eine Simple Demonstration der Nebenläufigkeit kann mit 2 Taxis simuliert werden, wobei angenommen wird, dass die dort gezeigte Parallelität auch in größeren Skalierungsgraden problemlos funktioniert.</text:p>
      <text:p text:style-name="Standard"/>
      <text:p text:style-name="Standard">05.11. Praktikumstermin 3</text:p>
      <text:p text:style-name="Standard">Was will ich für mein System beweisen und warum</text:p>
      <text:p text:style-name="Standard">Automaten einfügen und Beschreibung</text:p>
      <text:p text:style-name="Standard">Formeln zu Beweisen</text:p>
      <text:p text:style-name="Standard">Gegenbeispiele</text:p>
      <text:p text:style-name="Standard"/>
      <text:p text:style-name="Standard">Was sind meine Requirements</text:p>
      <text:p text:style-name="Standard">Architektur auswählen anhand Requirements</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Standard" style:next-style-name="Standard">
      <style:paragraph-properties style:vertical-align="auto"/>
      <style:text-properties style:font-name="Calibri Light" style:font-name-asian="Yu Gothic Light" style:font-name-complex="Times New Roman" fo:letter-spacing="-0.0069in" style:letter-kerning="true" fo:font-size="28pt" style:font-size-asian="28pt" style:font-size-complex="28pt" style:language-asian="en" style:country-asian="US" style:language-complex="ar" style:country-complex="SA" fo:hyphenate="true"/>
    </style:style>
    <style:style style:name="TitelZchn" style:display-name="Titel Zchn" style:family="text" style:parent-style-name="Absatz-Standardschriftart">
      <style:text-properties style:font-name="Calibri Light" style:font-name-asian="Yu Gothic Light" style:font-name-complex="Times New Roman" fo:letter-spacing="-0.0069in" style:letter-kerning="true" fo:font-size="28pt" style:font-size-asian="28pt" style:font-size-complex="28pt"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annsen, Finn-Frederik</dc:creator>
    <meta:creation-date>2020-01-14T09:09:00Z</meta:creation-date>
    <dc:date>2020-02-03T23:45:00Z</dc:date>
    <meta:template xlink:href="Normal.dotm" xlink:type="simple"/>
    <meta:editing-cycles>5</meta:editing-cycles>
    <meta:editing-duration>PT0S</meta:editing-duration>
    <meta:document-statistic meta:page-count="1" meta:paragraph-count="6" meta:word-count="467" meta:character-count="3405" meta:row-count="24" meta:non-whitespace-character-count="2944"/>
  </office:meta>
</office:document-meta>
</file>